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1a1c" officeooo:paragraph-rsid="001a1a1c" style:font-size-asian="12.25pt" style:font-size-complex="14pt"/>
    </style:style>
    <style:style style:name="P2" style:family="paragraph" style:parent-style-name="Standard">
      <style:text-properties fo:font-size="14pt" officeooo:rsid="001a1a1c" officeooo:paragraph-rsid="001a1a1c" style:font-size-asian="14pt" style:font-size-complex="14pt"/>
    </style:style>
    <style:style style:name="P3" style:family="paragraph" style:parent-style-name="Standard">
      <style:text-properties fo:font-size="14pt" fo:font-weight="bold" officeooo:rsid="001a1a1c" officeooo:paragraph-rsid="001a1a1c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2pt" officeooo:rsid="001a1a1c" officeooo:paragraph-rsid="001a1a1c" style:font-size-asian="12pt" style:font-size-complex="12pt"/>
    </style:style>
    <style:style style:name="P5" style:family="paragraph" style:parent-style-name="Standard">
      <style:text-properties fo:font-size="13pt" officeooo:rsid="001a1a1c" officeooo:paragraph-rsid="001a1a1c" style:font-size-asian="11.3500003814697pt" style:font-size-complex="13pt"/>
    </style:style>
    <style:style style:name="P6" style:family="paragraph" style:parent-style-name="Standard">
      <style:text-properties fo:font-size="13pt" fo:font-weight="bold" officeooo:rsid="001b22ea" officeooo:paragraph-rsid="001b22ea" style:font-size-asian="13pt" style:font-weight-asian="bold" style:font-size-complex="13pt" style:font-weight-complex="bold"/>
    </style:style>
    <style:style style:name="P7" style:family="paragraph" style:parent-style-name="Standard">
      <style:text-properties style:text-line-through-style="none" style:text-line-through-type="none" fo:font-size="13pt" fo:font-weight="bold" officeooo:rsid="001a1a1c" officeooo:paragraph-rsid="001a1a1c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style:text-line-through-style="none" style:text-line-through-type="none" fo:font-size="13pt" fo:font-weight="bold" officeooo:rsid="001b22ea" officeooo:paragraph-rsid="001b22e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style:text-line-through-style="none" style:text-line-through-type="none" fo:font-size="13pt" fo:font-weight="normal" officeooo:rsid="001a1a1c" officeooo:paragraph-rsid="001a1a1c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style:text-line-through-style="none" style:text-line-through-type="none" fo:font-size="13pt" fo:font-weight="normal" officeooo:rsid="001b22ea" officeooo:paragraph-rsid="001b22ea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style:text-line-through-style="none" style:text-line-through-type="none" fo:font-size="12pt" fo:font-weight="bold" officeooo:rsid="001a1a1c" officeooo:paragraph-rsid="001a1a1c" style:font-size-asian="12pt" style:font-weight-asian="bold" style:font-size-complex="12pt" style:font-weight-complex="bold"/>
    </style:style>
    <style:style style:name="P12" style:family="paragraph" style:parent-style-name="Standard">
      <style:text-properties style:text-line-through-style="none" style:text-line-through-type="none" fo:font-size="12pt" fo:font-weight="normal" officeooo:rsid="001b22ea" officeooo:paragraph-rsid="001b22ea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text-line-through-style="none" style:text-line-through-type="none" fo:font-size="14pt" fo:font-weight="bold" officeooo:rsid="001a1a1c" officeooo:paragraph-rsid="001a1a1c" style:font-size-asian="14pt" style:font-weight-asian="bold" style:font-size-complex="14pt" style:font-weight-complex="bold"/>
    </style:style>
    <style:style style:name="P14" style:family="paragraph" style:parent-style-name="Standard">
      <style:text-properties style:text-line-through-style="none" style:text-line-through-type="none" fo:font-size="14pt" fo:font-weight="normal" officeooo:rsid="001a1a1c" officeooo:paragraph-rsid="001a1a1c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text-line-through-style="none" style:text-line-through-type="none" style:font-name="Liberation Sans" fo:font-size="13pt" fo:font-weight="normal" officeooo:rsid="001b22ea" officeooo:paragraph-rsid="001b22ea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style:text-line-through-style="none" style:text-line-through-type="none" style:font-name="Liberation Sans" fo:font-size="13pt" fo:font-weight="normal" officeooo:rsid="001c6a9f" officeooo:paragraph-rsid="001c6a9f" style:font-size-asian="11.3500003814697pt" style:font-weight-asian="normal" style:font-size-complex="13pt" style:font-weight-complex="normal"/>
    </style:style>
    <style:style style:name="P17" style:family="paragraph" style:parent-style-name="Text_20_body">
      <style:text-properties fo:font-size="12pt" fo:font-weight="normal" officeooo:paragraph-rsid="001c036d" style:font-size-asian="12pt" style:font-size-complex="12pt"/>
    </style:style>
    <style:style style:name="P18" style:family="paragraph" style:parent-style-name="Text_20_body">
      <style:text-properties style:font-name="Liberation Sans" fo:font-size="10.5pt" fo:font-weight="normal" officeooo:rsid="001c036d" officeooo:paragraph-rsid="001c036d" style:font-size-asian="10.5pt" style:font-size-complex="10.5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fo:color="#1f2328" style:text-line-through-style="none" style:text-line-through-type="none" style:font-name="apple-system" fo:font-size="12pt" fo:letter-spacing="normal" fo:font-style="normal" officeooo:rsid="001b22ea" style:font-size-asian="11.3500003814697pt" style:font-weight-asian="normal" style:font-size-complex="13pt" style:font-weight-complex="normal"/>
    </style:style>
    <style:style style:name="T4" style:family="text">
      <style:text-properties fo:font-variant="normal" fo:text-transform="none" fo:color="#1f2328" style:text-line-through-style="none" style:text-line-through-type="none" style:font-name="apple-system" fo:letter-spacing="normal" fo:font-style="normal" officeooo:rsid="001b22ea" style:font-weight-asian="normal" style:font-weight-complex="normal"/>
    </style:style>
    <style:style style:name="T5" style:family="text">
      <style:text-properties fo:font-variant="normal" fo:text-transform="none" fo:color="#1f2328" style:text-line-through-style="none" style:text-line-through-type="none" style:font-name="apple-system" fo:font-size="10.5pt" fo:letter-spacing="normal" fo:font-style="normal" officeooo:rsid="001b22ea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1f2328" style:text-line-through-style="none" style:text-line-through-type="none" style:font-name="Liberation Sans" fo:font-size="10.5pt" fo:letter-spacing="normal" fo:font-style="normal" officeooo:rsid="001b22ea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1f2328" style:text-line-through-style="none" style:text-line-through-type="none" fo:letter-spacing="normal" fo:font-style="normal" officeooo:rsid="001b22ea" style:font-weight-asian="normal" style:font-weight-complex="normal"/>
    </style:style>
    <style:style style:name="T8" style:family="text">
      <style:text-properties officeooo:rsid="001c6a9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NKING MANAGEMENT SYSTEM APLICATION USING PYTHON AND MYSQL</text:p>
      <text:p text:style-name="P1"/>
      <text:p text:style-name="P1"/>
      <text:p text:style-name="P4">About- This project will consist of various functionality that how online banking systems works</text:p>
      <text:p text:style-name="P4">This project is created using python and mysql .</text:p>
      <text:p text:style-name="P4">1-Here first i have created registration page where user will first register and data will get stored in thee database system </text:p>
      <text:p text:style-name="P4"/>
      <text:p text:style-name="P4"/>
      <text:p text:style-name="P4">Note-: <text:s/>( Write rest of the functionalites here--------)</text:p>
      <text:p text:style-name="P4"/>
      <text:p text:style-name="P2">Requirements-: </text:p>
      <text:p text:style-name="P2"/>
      <text:p text:style-name="P2">1-<text:span text:style-name="T1">Python latest version (now-3.4.10)</text:span></text:p>
      <text:p text:style-name="P5">2-<text:span text:style-name="T2">VS code editor</text:span></text:p>
      <text:p text:style-name="P5">3-Mysql(latest version 8.0.30)</text:p>
      <text:p text:style-name="P5">4-MY-sql -Python connector (to store or retrive data from database)</text:p>
      <text:p text:style-name="P5"/>
      <text:p text:style-name="P7">Sql Module used-:</text:p>
      <text:p text:style-name="P9">mysql.connector </text:p>
      <text:p text:style-name="P9"/>
      <text:p text:style-name="P9"/>
      <text:p text:style-name="P9"/>
      <text:p text:style-name="P9"/>
      <text:p text:style-name="P7">Python module used-: </text:p>
      <text:p text:style-name="P7"/>
      <text:p text:style-name="P9">math &amp; ascii</text:p>
      <text:p text:style-name="P9"/>
      <text:p text:style-name="P13">MySql details-:</text:p>
      <text:p text:style-name="P13"/>
      <text:p text:style-name="P13">Database-: </text:p>
      <text:p text:style-name="P14">Banking_Project</text:p>
      <text:p text:style-name="P14"/>
      <text:p text:style-name="P13">Tables-:</text:p>
      <text:p text:style-name="P14"/>
      <text:p text:style-name="P14">1-: Account_details</text:p>
      <text:p text:style-name="P14">2-:Card_detail</text:p>
      <text:p text:style-name="P14">3-:list_of_beneficiaries</text:p>
      <text:p text:style-name="P9"/>
      <text:p text:style-name="P9"/>
      <text:p text:style-name="P8"><text:span text:style-name="T8">1-</text:span>Account_details description-:</text:p>
      <text:p text:style-name="P10"/>
      <text:p text:style-name="P12">This table consist of </text:p>
      <text:p text:style-name="P17"><text:span text:style-name="T4"> 1-:</text:span><text:span text:style-name="T5">(</text:span><text:span text:style-name="T6">account_number,name,password,balance,address,aadhar,mobile)</text:span></text:p>
      <text:p text:style-name="P18"><text:span text:style-name="T7">2-:Account number is auto incremented so for every new user the new incremented account number will get genereated serially</text:span></text:p>
      <text:p text:style-name="P15"><text:soft-page-break/></text:p>
      <text:p text:style-name="P16">2-Card_details:</text:p>
      <text:p text:style-name="P11"/>
      <text:p text:style-name="P4"/>
      <text:p text:style-name="P6">Python Registeration Page-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16T10:59:14.332276144</meta:creation-date>
    <dc:date>2023-06-16T17:52:41.347153479</dc:date>
    <meta:editing-duration>PT5H31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131" meta:character-count="1002" meta:non-whitespace-character-count="891"/>
  </office:meta>
</office:document-meta>
</file>